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0a0" officeooo:paragraph-rsid="001130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tti Palo is a postdoctoral fellow in Communication Sciences and Disorders at University of Alberta. His main theoretical interests are speech timing, speech articulation and motor control. However, his main research interest is methods in speech science. He has a long background in university studies having completed a Masters in Electrical Engineering, a Licentiate in Maths, and a PhD in Speech Research over some 23 years starting from mid-90’s. At heart he is a phonetician who just wants better to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22:58:24.934723369</meta:creation-date>
    <dc:date>2025-03-09T23:03:00.978069069</dc:date>
    <meta:editing-duration>PT4M36S</meta:editing-duration>
    <meta:editing-cycles>1</meta:editing-cycles>
    <meta:document-statistic meta:table-count="0" meta:image-count="0" meta:object-count="0" meta:page-count="1" meta:paragraph-count="1" meta:word-count="80" meta:character-count="511" meta:non-whitespace-character-count="432"/>
    <meta:generator>LibreOffice/7.3.7.2$Linux_X86_64 LibreOffice_project/30$Build-2</meta:generator>
  </office:meta>
</office:document-meta>
</file>